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end="Arrow" draw:textarea-vertical-align="middle"/>
    </style:style>
    <style:style style:name="gr2" style:family="graphic" style:parent-style-name="standard">
      <style:graphic-properties draw:stroke="dash" draw:stroke-dash="Fine_20_Dashed" draw:marker-end="Arrow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solid" draw:stroke-dash="Fine_20_Dashed" draw:marker-end="Arrow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621cm" svg:y1="3.857cm" svg:x2="11.844cm" svg:y2="3.73cm" draw:start-shape="id1" draw:start-glue-point="1" draw:end-shape="id2" draw:end-glue-point="3" svg:d="m5621 3857c4666 0 1555-127 6223-127" svg:viewBox="0 0 6224 128">
          <text:p/>
        </draw:connector>
        <draw:connector draw:style-name="gr2" draw:text-style-name="P2" draw:layer="layout" draw:type="curve" svg:x1="15.527cm" svg:y1="6.651cm" svg:x2="17.495cm" svg:y2="4.048cm" draw:start-shape="id3" draw:start-glue-point="1" draw:end-shape="id4" svg:d="m15527 6651c1312 0 1968-867 1968-2603" svg:viewBox="0 0 1969 2604">
          <text:p/>
        </draw:connector>
        <draw:line draw:style-name="gr3" draw:text-style-name="P2" draw:layer="layout" svg:x1="10.779cm" svg:y1="1.127cm" svg:x2="10.779cm" svg:y2="8.62cm">
          <text:p/>
        </draw:line>
        <draw:frame draw:style-name="gr4" draw:text-style-name="P3" draw:layer="layout" svg:width="3.048cm" svg:height="0.725cm" svg:x="1.127cm" svg:y="1.037cm">
          <draw:text-box>
            <text:p text:style-name="P3">Primary env</text:p>
          </draw:text-box>
        </draw:frame>
        <draw:frame draw:style-name="gr4" draw:text-style-name="P3" draw:layer="layout" svg:width="3.683cm" svg:height="0.725cm" svg:x="16.113cm" svg:y="1.037cm">
          <draw:text-box>
            <text:p text:style-name="P3">Secondary env</text:p>
          </draw:text-box>
        </draw:frame>
        <draw:connector draw:style-name="gr1" draw:text-style-name="P1" draw:layer="layout" draw:type="curve" svg:x1="5.621cm" svg:y1="6.651cm" svg:x2="11.844cm" svg:y2="6.651cm" draw:start-shape="id5" draw:start-glue-point="1" draw:end-shape="id3" draw:end-glue-point="3" svg:d="m5621 6651h6223" svg:viewBox="0 0 6224 1">
          <text:p/>
        </draw:connector>
        <draw:connector draw:style-name="gr5" draw:text-style-name="P1" draw:layer="layout" draw:type="curve" svg:x1="17.495cm" svg:y1="4.048cm" svg:x2="15.478cm" svg:y2="8.048cm" draw:start-shape="id4" draw:start-glue-point="2" draw:end-shape="id6" draw:end-glue-point="10" svg:d="m17495 4048c0 2667-672 4000-2017 4000" svg:viewBox="0 0 2018 4001">
          <text:p/>
        </draw:connector>
        <draw:connector draw:style-name="gr5" draw:text-style-name="P1" draw:layer="layout" draw:type="curve" svg:x1="15.527cm" svg:y1="3.73cm" svg:x2="16.289cm" svg:y2="3.73cm" draw:start-shape="id2" draw:start-glue-point="1" draw:end-shape="id4" draw:end-glue-point="3" svg:d="m15527 3730h762" svg:viewBox="0 0 763 1">
          <text:p/>
        </draw:connector>
        <draw:custom-shape draw:style-name="gr6" draw:text-style-name="P4" draw:layer="layout" svg:width="2.491cm" svg:height="0.508cm" svg:x="8.337cm" svg:y="2.905cm">
          <text:p text:style-name="P4"><text:span text:style-name="T1">Create model</text:span></text:p>
          <draw:enhanced-geometry svg:viewBox="0 0 21600 21600" draw:mirror-horizontal="false" draw:type="line-callout-1" draw:modifiers="-9161.79775280899 34415.7170923379 -2166.9341894061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5.588cm" svg:height="0.508cm" svg:x="1.762cm" svg:y="2.524cm">
          <text:p text:style-name="P4"><text:span text:style-name="T1">Main session, primary to sec</text:span></text:p>
          <draw:enhanced-geometry svg:viewBox="0 0 21600 21600" draw:mirror-horizontal="false" draw:type="line-callout-1" draw:modifiers="1955.55555555556 42011.7878192534 -966.183574879227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1.602cm" svg:height="0.508cm" svg:x="17.813cm" svg:y="5.064cm">
          <text:p text:style-name="P4"><text:span text:style-name="T1">Attach</text:span></text:p>
          <draw:enhanced-geometry svg:viewBox="0 0 21600 21600" draw:mirror-horizontal="false" draw:type="line-callout-1" draw:modifiers="-9135.87024329383 37471.1198428291 -3382.15845290081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xml:id="id1" draw:id="id1" draw:layer="layout" svg:width="3.683cm" svg:height="0.635cm" svg:x="1.938cm" svg:y="3.54cm">
          <text:p text:style-name="P2"><text:span text:style-name="T2">Client session#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3.683cm" svg:height="0.635cm" svg:x="11.844cm" svg:y="3.413cm">
          <text:p text:style-name="P2"><text:span text:style-name="T2">Server session #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2.413cm" svg:height="0.635cm" svg:x="16.289cm" svg:y="3.413cm"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3.683cm" svg:height="0.635cm" svg:x="1.938cm" svg:y="6.334cm">
          <text:p text:style-name="P2"><text:span text:style-name="T2">Client session#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969cm" svg:height="0.508cm" svg:x="2.319cm" svg:y="5.064cm">
          <text:p text:style-name="P4"><text:span text:style-name="T1">Long pull session, sec to primary</text:span></text:p>
          <draw:enhanced-geometry svg:viewBox="0 0 21600 21600" draw:mirror-horizontal="false" draw:type="line-callout-1" draw:modifiers="535.477386934673 57840.4715127701 -900.904522613065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xml:id="id3" draw:id="id3" draw:layer="layout" svg:width="3.683cm" svg:height="0.635cm" svg:x="11.844cm" svg:y="6.334cm">
          <text:p text:style-name="P2"><text:span text:style-name="T2">Server session #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0.508cm" svg:x="6.715cm" svg:y="7.477cm">
          <text:p text:style-name="P4"><text:span text:style-name="T1">Create observer px</text:span></text:p>
          <draw:enhanced-geometry svg:viewBox="0 0 21600 21600" draw:mirror-horizontal="false" draw:type="line-callout-1" draw:modifiers="-4282.21574344023 -30341.8467583497 -1574.34402332362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4" xml:id="id6" draw:id="id6" draw:layer="layout" svg:width="2.667cm" svg:height="0.889cm" svg:x="12.811cm" svg:y="7.604cm">
          <text:p text:style-name="P4"><text:span text:style-name="T1">Observer 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145cm" svg:y1="7.604cm" svg:x2="13.685cm" svg:y2="6.969cm" draw:start-shape="id6" draw:start-glue-point="4" draw:end-shape="id3" draw:end-glue-point="2" svg:d="m14145 7604c0-477-460-160-460-635" svg:viewBox="0 0 461 636">
          <text:p/>
        </draw:connector>
        <draw:custom-shape draw:style-name="gr6" draw:text-style-name="P4" draw:layer="layout" svg:width="3.253cm" svg:height="0.508cm" svg:x="16.543cm" svg:y="6.842cm">
          <text:p text:style-name="P4"><text:span text:style-name="T1">Send response</text:span></text:p>
          <draw:enhanced-geometry svg:viewBox="0 0 21600 21600" draw:mirror-horizontal="false" draw:type="line-callout-1" draw:modifiers="-15858.1438229871 22703.3398821218 -1659.49600491703 23509.6267190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31T10:46:37.445272052</meta:creation-date>
    <dc:date>2016-04-07T20:52:28</dc:date>
    <meta:editing-duration>P7DT1H52M59S</meta:editing-duration>
    <meta:editing-cycles>8</meta:editing-cycles>
    <meta:generator>LibreOffice/3.5$Linux_X86_64 LibreOffice_project/350m1$Build-2</meta:generator>
    <dc:creator>Yuri Borisov</dc:creator>
    <meta:document-statistic meta:object-count="21"/>
  </office:meta>
</office:document-meta>
</file>